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4c6b4" officeooo:paragraph-rsid="0004c6b4"/>
    </style:style>
    <style:style style:name="P2" style:family="paragraph" style:parent-style-name="Title">
      <style:text-properties officeooo:rsid="0004c6b4" officeooo:paragraph-rsid="0004c6b4"/>
    </style:style>
    <style:style style:name="P3" style:family="paragraph" style:parent-style-name="Text_20_body">
      <style:text-properties officeooo:rsid="000645a0" officeooo:paragraph-rsid="000645a0"/>
    </style:style>
    <style:style style:name="P4" style:family="paragraph" style:parent-style-name="Text_20_body">
      <style:text-properties officeooo:rsid="00082729" officeooo:paragraph-rsid="00082729"/>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1">
      <style:text-properties officeooo:rsid="000645a0" officeooo:paragraph-rsid="000645a0"/>
    </style:style>
    <style:style style:name="P9" style:family="paragraph" style:parent-style-name="Text_20_body">
      <style:text-properties officeooo:rsid="00082729" officeooo:paragraph-rsid="00082729"/>
    </style:style>
    <style:style style:name="P10" style:family="paragraph" style:parent-style-name="Text_20_body">
      <style:text-properties officeooo:rsid="000bed8e" officeooo:paragraph-rsid="000bed8e"/>
    </style:style>
    <style:style style:name="T1" style:family="text">
      <style:text-properties fo:font-weight="bold" style:font-weight-asian="bold" style:font-weight-complex="bold"/>
    </style:style>
    <style:style style:name="T2" style:family="text">
      <style:text-properties officeooo:rsid="00098642"/>
    </style:style>
    <style:style style:name="T3" style:family="text">
      <style:text-properties officeooo:rsid="000aa5f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RT</text:p>
      <text:p text:style-name="P1"/>
      <text:p text:style-name="P1">In this project we are tying to make a program that will render full 3d maps with 3d objects and will actually simulate light! By this time im making some headway but its been pretty frustrating and I predict it will get worse so here are my notes for the current point.</text:p>
      <text:h text:style-name="Heading_20_3" text:outline-level="3">Optimizing at the start</text:h>
      <text:p text:style-name="P3">The very first thing I thought of doing was thinking of how to make the rendering faster so I asked some people and searched a bit and these are the some methods:</text:p>
      <text:list text:style-name="L1">
        <text:list-item>
          <text:p text:style-name="P7"><text:span text:style-name="T1">Upscaling</text:span>: render an image of smaller size than the window them scale it up to fit, this way we can reduce the number of thus reducing the work but the image quality will also be lowered.</text:p>
        </text:list-item>
        <text:list-item>
          <text:p text:style-name="P8"><text:span text:style-name="T1">Bounding volume hierarchy</text:span>: this technique <text:span text:style-name="T3">skips checking each and every obj by juts checking bounding volumes that being volumes that contain ever smaller groups of objects in a king of tree structure where the top node has all objs and the bottom just a single obj.</text:span></text:p>
        </text:list-item>
      </text:list>
      <text:h text:style-name="Heading_20_3" text:outline-level="3">Upscaling</text:h>
      <text:p text:style-name="P3">I started implementing up-scaling at first I just repeated every other pixel but that gave me some pretty weird results so later I found that the way this is usually done is by taking one pixel from the smaller img and mapping it to a neighborhood of pixels say 4x4 of the big image (window). I tested I out, it works and so I was happy, now I have one optimization option available.</text:p>
      <text:p text:style-name="P4">After I up-s<text:span text:style-name="T2">c</text:span>aling I wanted to display even the most simple 3d enviroment this got pretty tricky pretty fast, I hade some generated code I planned to understand once I saw that it worked but it dint at least not in a satisfactory way and there where some optics concepts I dindt wuite understand like fild of view and perspective as well as some linear algebra I had to refresh in my mind.</text:p>
      <text:p text:style-name="P4">The first step in the right direction was to check that the inputs worked properly, sure I couldn’t see anything yet but at least knowing that the coordinates changed properly allowed me to <text:soft-page-break/>visualize in my mind what I could expect once I started rendering objects.</text:p>
      <text:p text:style-name="P4">I tried a sphere, then a cube but both proved tricky for me and grook so I just setled on a plane and as per fild of view and perspective ignored all of that and started from a simple paralel projection.</text:p>
      <text:p text:style-name="P4"/>
      <text:h text:style-name="P5" text:outline-level="1"/>
      <text:h text:style-name="P6" text:outline-level="1">From MATH to cool visuals…</text:h>
      <text:p text:style-name="Text_20_body"/>
      <text:p text:style-name="P10">So getting anything rendered took quite a few prompts and im not ashamed of it, this project is quite math heavy and studing all that is quite time consuming, way better to just have something done and then understand it deeply.</text:p>
      <text:p text:style-name="P10">The project involves sending rays (lines, vectors) from the camera into the 3d math space and then seeing what was hit and returning that objs color, actually if we just do this we only get a 3d scene no actuall ray tracing since there is no ligh yet, lets keep it this way for now so ‘let there be no light’, for now. </text:p>
      <text:p text:style-name="P4"/>
      <text:p text:style-name="P4"><text: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 Mono" fo:font-family="'DejaVu Sans Mono'" style:font-family-generic="modern" style:font-pitch="fixed" officeooo:rsid="000645a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07:41:48.261931533</meta:creation-date>
    <dc:date>2025-05-07T11:18:10.878338191</dc:date>
    <meta:editing-duration>PT18M42S</meta:editing-duration>
    <meta:editing-cycles>4</meta:editing-cycles>
    <meta:generator>LibreOffice/24.2.7.2$Linux_X86_64 LibreOffice_project/420$Build-2</meta:generator>
    <meta:print-date>2025-04-27T12:07:47.787206327</meta:print-date>
    <meta:printed-by>PDF files</meta:printed-by>
    <meta:document-statistic meta:table-count="0" meta:image-count="0" meta:object-count="0" meta:page-count="3" meta:paragraph-count="15" meta:word-count="516" meta:character-count="2740" meta:non-whitespace-character-count="2238"/>
  </office:meta>
</office:document-meta>
</file>